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3d00b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9b5a0" officeooo:paragraph-rsid="0019eb27" style:font-size-asian="12pt" style:font-weight-asian="normal" style:font-size-complex="12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3d00b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3d00bd" style:font-weight-asian="bold" style:font-weight-complex="bold"/>
    </style:style>
    <style:style style:name="P5" style:family="paragraph" style:parent-style-name="Standard" style:list-style-name="L1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53529" officeooo:paragraph-rsid="0041ef7f" style:font-size-asian="12pt" style:font-weight-asian="normal" style:font-size-complex="12pt" style:font-weight-complex="normal"/>
    </style:style>
    <style:style style:name="P6" style:family="paragraph" style:parent-style-name="Standard" style:list-style-name="L1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5e0b3" officeooo:paragraph-rsid="0041ef7f" style:font-size-asian="12pt" style:font-weight-asian="normal" style:font-size-complex="12pt" style:font-weight-complex="normal"/>
    </style:style>
    <style:style style:name="P7" style:family="paragraph" style:parent-style-name="Standard" style:list-style-name="L1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1a744" officeooo:paragraph-rsid="0041ef7f" style:font-size-asian="12pt" style:font-weight-asian="normal" style:font-size-complex="12pt" style:font-weight-complex="normal"/>
    </style:style>
    <style:style style:name="P8" style:family="paragraph" style:parent-style-name="Standard" style:list-style-name="L1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1ef7f" officeooo:paragraph-rsid="0041ef7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1efc0" officeooo:paragraph-rsid="0041ef7f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453529" officeooo:paragraph-rsid="0041ef7f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 style:list-style-name="L16">
      <style:paragraph-properties fo:text-align="start" style:justify-single-word="false"/>
      <style:text-properties style:font-name="DejaVu Sans Condensed" officeooo:paragraph-rsid="0041ef7f"/>
    </style:style>
    <style:style style:name="P12" style:family="paragraph" style:parent-style-name="Standard" style:list-style-name="L17">
      <style:paragraph-properties fo:text-align="start" style:justify-single-word="false"/>
      <style:text-properties style:font-name="DejaVu Sans Condensed" officeooo:paragraph-rsid="0041ef7f"/>
    </style:style>
    <style:style style:name="P13" style:family="paragraph" style:parent-style-name="Standard">
      <style:paragraph-properties fo:text-align="start" style:justify-single-word="false"/>
      <style:text-properties style:font-name="DejaVu Sans Condensed" officeooo:paragraph-rsid="0041ef7f"/>
    </style:style>
    <style:style style:name="P14" style:family="paragraph" style:parent-style-name="Standard" style:list-style-name="L18">
      <style:paragraph-properties fo:text-align="start" style:justify-single-word="false"/>
      <style:text-properties style:font-name="DejaVu Sans Condensed" officeooo:rsid="0041ef7f" officeooo:paragraph-rsid="0041ef7f"/>
    </style:style>
    <style:style style:name="P15" style:family="paragraph" style:parent-style-name="Standard">
      <style:paragraph-properties fo:text-align="start" style:justify-single-word="false"/>
      <style:text-properties style:font-name="DejaVu Sans Condensed" fo:font-weight="bold" officeooo:rsid="0041ef7f" officeooo:paragraph-rsid="0041ef7f" style:font-weight-asian="bold" style:font-weight-complex="bold"/>
    </style:style>
    <style:style style:name="T1" style:family="text">
      <style:text-properties style:text-line-through-style="none" style:text-line-through-type="none" fo:font-size="12pt" fo:font-weight="normal" officeooo:rsid="00453529" style:font-size-asian="12pt" style:font-weight-asian="normal" style:font-size-complex="12pt" style:font-weight-complex="normal"/>
    </style:style>
    <style:style style:name="T2" style:family="text">
      <style:text-properties style:text-line-through-style="none" style:text-line-through-type="none" fo:font-size="12pt" fo:font-weight="normal" officeooo:rsid="0051a744" style:font-size-asian="12pt" style:font-weight-asian="normal" style:font-size-complex="12pt" style:font-weight-complex="normal"/>
    </style:style>
    <style:style style:name="T3" style:family="text">
      <style:text-properties officeooo:rsid="0035db3e"/>
    </style:style>
    <style:style style:name="T4" style:family="text">
      <style:text-properties style:font-name="DejaVu Sans Condensed" fo:font-size="12pt" fo:font-weight="bold" officeooo:rsid="003b2133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3cd6b7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2d3ec7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41ef7f" style:font-size-asian="12pt" style:font-weight-asian="bold" style:font-size-complex="12pt" style:font-weight-complex="bold"/>
    </style:style>
    <style:style style:name="T11" style:family="text">
      <style:text-properties officeooo:rsid="002c0f0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51a744" style:font-weight-asian="bold" style:font-weight-complex="bold"/>
    </style:style>
    <style:style style:name="T14" style:family="text">
      <style:text-properties fo:font-weight="bold" officeooo:rsid="004b88d0" style:font-weight-asian="bold" style:font-weight-complex="bold"/>
    </style:style>
    <style:style style:name="T15" style:family="text">
      <style:text-properties officeooo:rsid="0051a744"/>
    </style:style>
    <style:style style:name="T16" style:family="text">
      <style:text-properties officeooo:rsid="004b88d0"/>
    </style:style>
    <style:style style:name="T17" style:family="text">
      <style:text-properties officeooo:rsid="0041ef7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">1<text:span text:style-name="T3">xx</text:span> - Controls</text:p>
          </table:table-cell>
          <table:table-cell table:style-name="Table1.B1" office:value-type="string">
            <text:p text:style-name="P4">2xx - Ground</text:p>
          </table:table-cell>
          <table:table-cell table:style-name="Table1.B1" office:value-type="string">
            <text:p text:style-name="P4">3xx - Flight</text:p>
          </table:table-cell>
          <table:table-cell table:style-name="Table1.D1" office:value-type="string">
            <text:p text:style-name="P4">4xx - A2A</text:p>
          </table:table-cell>
          <table:table-cell table:style-name="Table1.B1" office:value-type="string">
            <text:p text:style-name="P4">5xx - A2G</text:p>
          </table:table-cell>
          <table:table-cell table:style-name="Table1.F1" office:value-type="string">
            <text:p text:style-name="P4">6xx - Misc</text:p>
          </table:table-cell>
        </table:table-row>
      </table:table>
      <text:p text:style-name="P1"><text:span text:style-name="T4">4</text:span><text:span text:style-name="T5">0</text:span><text:span text:style-name="T4">1</text:span><text:span text:style-name="T6"> - </text:span><text:span text:style-name="T7">A/</text:span><text:span text:style-name="T8">A</text:span><text:span text:style-name="T7"> -</text:span><text:span text:style-name="T9"> </text:span><text:span text:style-name="T10">Pilot - </text:span><text:span text:style-name="T9">Radar Modes</text:span></text:p>
      <text:p text:style-name="P2"/>
      <text:p text:style-name="P9">ACM radar modes</text:p>
      <text:p text:style-name="P10">Cage mode with <text:span text:style-name="T11">C</text:span>omputer Auto Acquisition (CAA) vertical scan:</text:p>
      <text:list xml:id="list4096463501" text:style-name="L14">
        <text:list-item>
          <text:p text:style-name="P5"><text:span text:style-name="T13">Enter Cage mode: </text:span><text:span text:style-name="T12">Press</text:span> <text:span text:style-name="T12">Cage button</text:span> (<text:span text:style-name="T12">Rear Thumb Button</text:span> on throttle). <text:s/>Does the following:</text:p>
          <text:list>
            <text:list-item>
              <text:p text:style-name="P5">Radar to BST (Boresight) mode with 5 mile range, short pulse.</text:p>
            </text:list-item>
            <text:list-item>
              <text:p text:style-name="P5">Arms currently selected A/A weapon (set by Pinky Switch).</text:p>
            </text:list-item>
            <text:list-item>
              <text:p text:style-name="P5">Sets gunsight to A/A mode<text:span text:style-name="T15"> (electrically set; the Sight Mode knob will stay in its current mode, and sight will revert to that mode when you exit Cage mode)</text:span></text:p>
            </text:list-item>
          </text:list>
        </text:list-item>
      </text:list>
      <text:list text:style-name="L16">
        <text:list-item>
          <text:list>
            <text:list-item>
              <text:p text:style-name="P11"><text:span text:style-name="T1">Any existing A/A radar lock will be broken when </text:span><text:span text:style-name="T2">entering </text:span><text:span text:style-name="T1">Cage </text:span><text:span text:style-name="T2">mode </text:span><text:span text:style-name="T1">if selected weapon is Sparrow or Sidewinder</text:span><text:span text:style-name="T2"> (not Gun).</text:span></text:p>
            </text:list-item>
          </text:list>
        </text:list-item>
      </text:list>
      <text:list xml:id="list75151935110613" text:continue-list="list4096463501" text:style-name="L14">
        <text:list-item>
          <text:p text:style-name="P5"><text:span text:style-name="T13">Enter CAA mode:</text:span><text:span text:style-name="T15"> </text:span>Once in Cage mode, press <text:span text:style-name="T12">NWS button</text:span> (<text:span text:style-name="T12">Flip-down Trigger</text:span>) to enter <text:span text:style-name="T12">CAA mode</text:span>.</text:p>
          <text:list>
            <text:list-item>
              <text:p text:style-name="P5">Radar scans +45 deg to -9 deg, 15 deg width.</text:p>
            </text:list-item>
            <text:list-item>
              <text:p text:style-name="P5">Move the scan to one of three azimuth settings (15 deg left, centerline, or 15 deg right):</text:p>
              <text:list>
                <text:list-item>
                  <text:p text:style-name="P5"><text:span text:style-name="T12">Pinky Switch up</text:span> (guns) to scan <text:span text:style-name="T12">15 deg to left</text:span>.</text:p>
                </text:list-item>
                <text:list-item>
                  <text:p text:style-name="P5"><text:span text:style-name="T12">Pinky Switch press</text:span> (Sidewinders) to scan on <text:span text:style-name="T12">centerline</text:span>.</text:p>
                </text:list-item>
                <text:list-item>
                  <text:p text:style-name="P5"><text:span text:style-name="T12">Pinky Switch down</text:span> (Sparrows) to scan 15 deg to right.</text:p>
                </text:list-item>
              </text:list>
            </text:list-item>
            <text:list-item>
              <text:p text:style-name="P6">Press <text:span text:style-name="T12">NWS button</text:span> (Flip-down Trigger) to <text:span text:style-name="T12">unlock</text:span> target and return to CAA search.</text:p>
            </text:list-item>
            <text:list-item>
              <text:p text:style-name="P7">When target is locked, change back to the desired weapon with <text:span text:style-name="T12">Pinky Switch</text:span>.</text:p>
            </text:list-item>
          </text:list>
        </text:list-item>
        <text:list-item>
          <text:p text:style-name="P5">To <text:span text:style-name="T12">cancel Cage mode</text:span>:</text:p>
          <text:list>
            <text:list-item>
              <text:p text:style-name="P5">Pilot:</text:p>
              <text:list>
                <text:list-item>
                  <text:p text:style-name="P8">Jester Context button double-press (<text:span text:style-name="T12">Comms hat back 2x</text:span>)</text:p>
                </text:list-item>
                <text:list-item>
                  <text:p text:style-name="P5"><text:span text:style-name="T17">Or s</text:span>et <text:span text:style-name="T12">WPN SEL</text:span> knob to <text:span text:style-name="T12">B</text:span> momentarily (if already in B, set to different position, then back to B)<text:span text:style-name="T16"> (</text:span><text:span text:style-name="T14">shift-Rear Thumb Button press</text:span><text:span text:style-name="T16">)</text:span>.</text:p>
                </text:list-item>
              </text:list>
            </text:list-item>
            <text:list-item>
              <text:p text:style-name="P5">WSO: Press <text:span text:style-name="T12">Air To Air</text:span> button on rear cockpit panel<text:span text:style-name="T15"> (instrument panel left side)</text:span></text:p>
            </text:list-item>
          </text:list>
        </text:list-item>
      </text:list>
      <text:list text:style-name="L17">
        <text:list-item>
          <text:list>
            <text:list-item>
              <text:p text:style-name="P12">Any radar lock obtained while in Cage mode will remain locked after exiting Cage mode.</text:p>
            </text:list-item>
          </text:list>
        </text:list-item>
      </text:list>
      <text:p text:style-name="P13"/>
      <text:p text:style-name="P15">Jester Context button commands</text:p>
      <text:list xml:id="list2284771593" text:style-name="L18">
        <text:list-item>
          <text:p text:style-name="P14">BVR Scan:</text:p>
          <text:list>
            <text:list-item>
              <text:p text:style-name="P14">Short -- Select next target</text:p>
            </text:list-item>
            <text:list-item>
              <text:p text:style-name="P14">Long -- Lock selected target</text:p>
            </text:list-item>
            <text:list-item>
              <text:p text:style-name="P14">Double -- Reset target selection</text:p>
            </text:list-item>
          </text:list>
        </text:list-item>
        <text:list-item>
          <text:p text:style-name="P14">BVR Lock:</text:p>
          <text:list>
            <text:list-item>
              <text:p text:style-name="P14">Short, Long -- Drop lock, but keep target in focus</text:p>
            </text:list-item>
            <text:list-item>
              <text:p text:style-name="P14">Double -- Drop lock and focus</text:p>
            </text:list-item>
          </text:list>
        </text:list-item>
        <text:list-item>
          <text:p text:style-name="P14">Dogfight:</text:p>
          <text:list>
            <text:list-item>
              <text:p text:style-name="P14">Short, Long -- Lock/Unlock contact ahead</text:p>
            </text:list-item>
            <text:list-item>
              <text:p text:style-name="P14">Double -- Exit Cage mod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5-23T07:51:50.805000000</dc:date>
    <meta:editing-duration>PT9H8M20S</meta:editing-duration>
    <meta:editing-cycles>52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39" meta:word-count="365" meta:character-count="1895" meta:non-whitespace-character-count="1597"/>
  </office:meta>
</office:document-meta>
</file>